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80c3b" officeooo:paragraph-rsid="00180c3b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175b92" officeooo:paragraph-rsid="00188dd8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175b92" officeooo:paragraph-rsid="001a272a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2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3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3">
      <style:text-properties style:font-name="Liberation Mono" fo:font-size="10pt" officeooo:rsid="00188dd8" officeooo:paragraph-rsid="001a272a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1">
      <style:text-properties style:font-name="Liberation Mono" fo:font-size="10pt" officeooo:rsid="00195c6f" officeooo:paragraph-rsid="00195c6f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2">
      <style:text-properties style:font-name="Liberation Mono" fo:font-size="10pt" officeooo:rsid="00195c6f" officeooo:paragraph-rsid="00195c6f" style:font-name-asian="Courier New" style:font-size-asian="10pt" style:font-name-complex="Liberation Mono" style:font-size-complex="10pt"/>
    </style:style>
    <style:style style:name="T1" style:family="text">
      <style:text-properties officeooo:rsid="00188dd8"/>
    </style:style>
    <style:style style:name="T2" style:family="text">
      <style:text-properties officeooo:rsid="0018c77f"/>
    </style:style>
    <style:style style:name="T3" style:family="text">
      <style:text-properties officeooo:rsid="00195c6f"/>
    </style:style>
    <style:style style:name="T4" style:family="text">
      <style:text-properties officeooo:rsid="001a27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6<text:span text:style-name="T2">3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8">List <text:span text:style-name="T3">Interactions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8">Main UI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<text:span text:style-name="T1">view the interactions between entities</text:span>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clicks on the “<text:span text:style-name="T1">List Interactions</text:span>” button <text:span text:style-name="T1">in the Main UI</text:span>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2816606536" text:style-name="L1">
              <text:list-item>
                <text:p text:style-name="P5">The Dungeon Master clicks on the “<text:span text:style-name="T1">List Interactions</text:span>” button</text:p>
              </text:list-item>
              <text:list-item>
                <text:p text:style-name="P12">The Dungeon Master may choose to click on an item in the list</text:p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3491600113" text:style-name="L2">
              <text:list-item>
                <text:p text:style-name="P9">A list appears, containing hyperlinks to the <text:span text:style-name="T3">interactions</text:span>, each item in the list showing the <text:span text:style-name="T3">interaction’s</text:span> image <text:span text:style-name="T3">and actors</text:span>.</text:p>
              </text:list-item>
              <text:list-item>
                <text:p text:style-name="P13">If clicked, <text:span text:style-name="T4">the clicked interaction</text:span> will open.</text:p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3554728587" text:style-name="L3">
              <text:list-item>
                <text:p text:style-name="P6">The Dungeon Master wants to <text:span text:style-name="T1">view the interactions.</text:span></text:p>
              </text:list-item>
              <text:list-item>
                <text:p text:style-name="P7">The Dungeon Master clicks on the “<text:span text:style-name="T1">List Interactions</text:span>” button.</text:p>
              </text:list-item>
              <text:list-item>
                <text:p text:style-name="P11">A list appears <text:span text:style-name="T4">in descending order based when the interaction occurred</text:span>, containing hyperlinks to the <text:span text:style-name="T3">interactions</text:span>, each item in the list showing the <text:span text:style-name="T3">interaction’s</text:span> image <text:span text:style-name="T3">and actors</text:span>.</text:p>
              </text:list-item>
              <text:list-item>
                <text:p text:style-name="P10">The Dungeon Master may then choose to click on any of the items in the list to open that <text:span text:style-name="T4">interaction</text:span>.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8:07:25.150000000</dc:date>
    <meta:editing-duration>PT1H19M20S</meta:editing-duration>
    <meta:editing-cycles>13</meta:editing-cycles>
    <meta:generator>LibreOffice/5.3.0.3$Windows_X86_64 LibreOffice_project/7074905676c47b82bbcfbea1aeefc84afe1c50e1</meta:generator>
    <meta:document-statistic meta:table-count="1" meta:image-count="0" meta:object-count="0" meta:page-count="1" meta:paragraph-count="28" meta:word-count="172" meta:character-count="1006" meta:non-whitespace-character-count="867"/>
  </office:meta>
</office:document-meta>
</file>